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 style:shadow="none" style:may-break-between-rows="true" table:border-model="collapsing"/>
    </style:style>
    <style:style style:name="Tabelle1.A" style:family="table-column">
      <style:table-column-properties style:column-width="7.306cm" style:rel-column-width="4142*"/>
    </style:style>
    <style:style style:name="Tabelle1.B" style:family="table-column">
      <style:table-column-properties style:column-width="9.694cm" style:rel-column-width="5496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1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1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1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1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2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2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2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2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2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2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3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3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3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3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B3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e1.A47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e1.B47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7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normal" officeooo:rsid="00163fb8" officeooo:paragraph-rsid="00163fb8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normal" officeooo:rsid="00163fb8" officeooo:paragraph-rsid="00166b4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officeooo:rsid="00163fb8" officeooo:paragraph-rsid="00163fb8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weight="bold" officeooo:rsid="00163fb8" officeooo:paragraph-rsid="00163fb8" style:font-size-asian="7.84999990463257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font-weight="normal" officeooo:rsid="00163fb8" officeooo:paragraph-rsid="00163fb8" style:font-size-asian="7.84999990463257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9pt" fo:font-weight="normal" officeooo:rsid="00163fb8" officeooo:paragraph-rsid="00163fb8" style:font-size-asian="7.84999990463257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8pt" fo:font-weight="normal" officeooo:rsid="00163fb8" officeooo:paragraph-rsid="00166b4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9pt" fo:font-style="normal" fo:text-shadow="none" style:text-underline-style="none" fo:font-weight="bold" officeooo:rsid="00166b4f" officeooo:paragraph-rsid="00166b4f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paragraph-rsid="0027c8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166b4f" officeooo:paragraph-rsid="00166b4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1a33a1" officeooo:paragraph-rsid="001a33a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1a33a1" officeooo:paragraph-rsid="001d77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1a33a1" officeooo:paragraph-rsid="001e0d7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1a33a1" officeooo:paragraph-rsid="0023a1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1a33a1" officeooo:paragraph-rsid="00291e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1a33a1" officeooo:paragraph-rsid="002fa5d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officeooo:rsid="0026ca52" officeooo:paragraph-rsid="0026ca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0166b4f"/>
    </style:style>
    <style:style style:name="T2" style:family="text">
      <style:text-properties officeooo:rsid="001774ab"/>
    </style:style>
    <style:style style:name="T3" style:family="text">
      <style:text-properties officeooo:rsid="001a33a1"/>
    </style:style>
    <style:style style:name="T4" style:family="text">
      <style:text-properties officeooo:rsid="001c0a0c"/>
    </style:style>
    <style:style style:name="T5" style:family="text">
      <style:text-properties officeooo:rsid="001d777d"/>
    </style:style>
    <style:style style:name="T6" style:family="text">
      <style:text-properties officeooo:rsid="001e0d71"/>
    </style:style>
    <style:style style:name="T7" style:family="text">
      <style:text-properties officeooo:rsid="001f2dff"/>
    </style:style>
    <style:style style:name="T8" style:family="text">
      <style:text-properties officeooo:rsid="0021963d"/>
    </style:style>
    <style:style style:name="T9" style:family="text">
      <style:text-properties officeooo:rsid="002219bc"/>
    </style:style>
    <style:style style:name="T10" style:family="text">
      <style:text-properties officeooo:rsid="0023a1e6"/>
    </style:style>
    <style:style style:name="T11" style:family="text">
      <style:text-properties officeooo:rsid="00252d5e"/>
    </style:style>
    <style:style style:name="T12" style:family="text">
      <style:text-properties officeooo:rsid="0027c8b5"/>
    </style:style>
    <style:style style:name="T13" style:family="text">
      <style:text-properties officeooo:rsid="00291eab"/>
    </style:style>
    <style:style style:name="T14" style:family="text">
      <style:text-properties officeooo:rsid="002ab62a"/>
    </style:style>
    <style:style style:name="T15" style:family="text">
      <style:text-properties officeooo:rsid="002d0595"/>
    </style:style>
    <style:style style:name="T16" style:family="text">
      <style:text-properties officeooo:rsid="002de755"/>
    </style:style>
    <style:style style:name="T17" style:family="text">
      <style:text-properties officeooo:rsid="002fa5d9"/>
    </style:style>
    <style:style style:name="T18" style:family="text">
      <style:text-properties officeooo:rsid="0031eef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ander Survival Kit </text:p>
      <text:p text:style-name="P5"/>
      <text:p text:style-name="P7">Official <text:span text:style-name="T18">Unit </text:span>Categories List </text:p>
      <text:p text:style-name="P6"/>
      <text:p text:style-name="P7"/>
      <text:p text:style-name="P2">The following Table <text:span text:style-name="T2">contains</text:span> <text:span text:style-name="T11">Unit</text:span> Categories, which <text:span text:style-name="T11">could appear in the Waves of potencial Survival AIs or regular AIs</text:span></text:p>
      <text:p text:style-name="P2">The two Main purposes of this <text:span text:style-name="T2">Table</text:span> are the following:<text:line-break/></text:p>
      <text:list text:style-name="L1">
        <text:list-item>
          <text:p text:style-name="P8"><text:span text:style-name="T1">T</text:span>o give AI Creators an Overview of these Categories.</text:p>
        </text:list-item>
        <text:list-item>
          <text:p text:style-name="P8">To make it more easier for them to Patch their AIs to prevent them to spawn <text:span text:style-name="T11">these </text:span>specific Units.</text:p>
        </text:list-item>
      </text:list>
      <text:p text:style-name="P3"/>
      <text:p text:style-name="P3"/>
      <table:table table:name="Tabelle1" table:style-name="Tabelle1" table:template-name="Box List Blue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Category</text:p>
          </table:table-cell>
          <table:table-cell table:style-name="Tabelle1.A1" office:value-type="string">
            <text:p text:style-name="P9">Used for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3"/>
          </table:table-cell>
        </table:table-row>
        <table:table-row table:style-name="Tabelle1.1">
          <table:table-cell table:style-name="Tabelle1.A3" office:value-type="string">
            <text:p text:style-name="P11">AIRSTRIKEUNIT</text:p>
          </table:table-cell>
          <table:table-cell table:style-name="Tabelle1.B3" office:value-type="string">
            <text:p text:style-name="P13">Each <text:span text:style-name="T3">modificated Air </text:span>Unit, which execute an callable Air Strike </text:p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B2">
            <text:p text:style-name="P13"/>
          </table:table-cell>
        </table:table-row>
        <table:table-row table:style-name="Tabelle1.1">
          <table:table-cell table:style-name="Tabelle1.A3" office:value-type="string">
            <text:p text:style-name="P11">LIGHTARTILLERYBARRAGE</text:p>
            <text:p text:style-name="P11">MEDIUMARTILLERYBARRAGE</text:p>
            <text:p text:style-name="P11">ARTILLERYBARRAGE</text:p>
            <text:p text:style-name="P11">HEAVYARTILLERYBARRAGE</text:p>
            <text:p text:style-name="P11">EXPERIMENTALARTILLERYBARRAGE</text:p>
          </table:table-cell>
          <table:table-cell table:style-name="Tabelle1.B5" office:value-type="string">
            <text:p text:style-name="P14">A stationary Air Dummy Unit which fires Artillery Projectiles on enemy Units which are already in or enter their Range. Th<text:span text:style-name="T5">is</text:span> Air Unit disappear after a while automatically. </text:p>
            <text:p text:style-name="P14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B2">
            <text:p text:style-name="P14"/>
          </table:table-cell>
        </table:table-row>
        <table:table-row table:style-name="Tabelle1.1">
          <table:table-cell table:style-name="Tabelle1.A3" office:value-type="string">
            <text:p text:style-name="P11">LIGHTBATTLESHIPBARRAGE</text:p>
            <text:p text:style-name="P11">MEDIUMBATTLESHIPBARRAGE</text:p>
            <text:p text:style-name="P11">HEAVYBATTLESHIPBARRAGE</text:p>
          </table:table-cell>
          <table:table-cell table:style-name="Tabelle1.B7" office:value-type="string">
            <text:p text:style-name="P14">A stationary Air Dummy Unit which fires Projectiles from an Battleship on enemy Units which are already in or enter their Range. Th<text:span text:style-name="T5">is</text:span> Air Unit disappear after a while automatically. 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4"/>
          </table:table-cell>
        </table:table-row>
        <table:table-row table:style-name="Tabelle1.1">
          <table:table-cell table:style-name="Tabelle1.A3" office:value-type="string">
            <text:p text:style-name="P11">LIGHTBEAMBARRAGE</text:p>
            <text:p text:style-name="P11">MEDIUMBEAMBARRAGE</text:p>
            <text:p text:style-name="P11">BEAMBARRAGE</text:p>
            <text:p text:style-name="P11">HEAVYBEAMBARRAGE</text:p>
            <text:p text:style-name="P11">EXPERIMENTALBEAMBARRAGE</text:p>
          </table:table-cell>
          <table:table-cell table:style-name="Tabelle1.B9" office:value-type="string">
            <text:p text:style-name="P14">A <text:span text:style-name="T4">movable </text:span><text:span text:style-name="T5">or stationary</text:span> Air Dummy Unit which fires <text:span text:style-name="T4">an single or mulitple Beam automatically below its Location. The Beam will fire as well if</text:span> enemy Units are already in or enter the Range <text:span text:style-name="T4">of this Unit</text:span>. Th<text:span text:style-name="T5">is</text:span> Air Unit disappear after a while automatically. </text:p>
            <text:p text:style-name="P14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4"/>
          </table:table-cell>
        </table:table-row>
        <table:table-row table:style-name="Tabelle1.1">
          <table:table-cell table:style-name="Tabelle1.A3" office:value-type="string">
            <text:p text:style-name="P11">LIGHTMISSILEBARRAGE</text:p>
            <text:p text:style-name="P11">MEDIUMMISSILEBARRAGE</text:p>
          </table:table-cell>
          <table:table-cell table:style-name="Tabelle1.B11" office:value-type="string">
            <text:p text:style-name="P14">A stationary Air Dummy Unit which fires <text:span text:style-name="T5">Missiles</text:span> on enemy Units which are already in or enter their Range. Th<text:span text:style-name="T5">is</text:span> Air Unit disappear after a while automatically. 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4"/>
          </table:table-cell>
        </table:table-row>
        <table:table-row table:style-name="Tabelle1.1">
          <table:table-cell table:style-name="Tabelle1.A3" office:value-type="string">
            <text:p text:style-name="P11">TACTICALNUKEMISSILEBARRAGE</text:p>
          </table:table-cell>
          <table:table-cell table:style-name="Tabelle1.B13" office:value-type="string">
            <text:p text:style-name="P14">A stationary Air Dummy Unit which fires <text:span text:style-name="T5">Tactical Mini Nuke Missiles</text:span> on enemy Units which are already in or enter their Range. Th<text:span text:style-name="T5">is</text:span> Air Unit disappear after a while automatically. 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4"/>
          </table:table-cell>
        </table:table-row>
        <table:table-row table:style-name="Tabelle1.1">
          <table:table-cell table:style-name="Tabelle1.A3" office:value-type="string">
            <text:p text:style-name="P11">NUKEMISSILEBARRAGE</text:p>
          </table:table-cell>
          <table:table-cell table:style-name="Tabelle1.B15" office:value-type="string">
            <text:p text:style-name="P14">A stationary Air Dummy Unit which fires <text:span text:style-name="T5">a single Nuke Missile</text:span> on enemy Units which are already in or enter their Range. Th<text:span text:style-name="T5">is</text:span> Air Unit disappear after a while automatically. 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4"/>
          </table:table-cell>
        </table:table-row>
        <table:table-row table:style-name="Tabelle1.1">
          <table:table-cell table:style-name="Tabelle1.A3" office:value-type="string">
            <text:p text:style-name="P11">ANTINUKEMISSILEBARRAGE</text:p>
          </table:table-cell>
          <table:table-cell table:style-name="Tabelle1.B17" office:value-type="string">
            <text:p text:style-name="P15">A stationary Air Dummy Unit which fires <text:span text:style-name="T5">a single Anti Nuke Missile</text:span> on <text:span text:style-name="T5">an incoming enemy Nuke Missile</text:span> <text:span text:style-name="T5">to intercept it, </text:span>which <text:span text:style-name="T5">is</text:span> already in or enter <text:span text:style-name="T5">its</text:span> Range. Th<text:span text:style-name="T5">is</text:span> Air Unit disappear after a while automatically. 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5"/>
          </table:table-cell>
        </table:table-row>
        <table:table-row table:style-name="Tabelle1.1">
          <table:table-cell table:style-name="Tabelle1.A3" office:value-type="string">
            <text:p text:style-name="P11">LIGHTRAPIDFIREBARRAGE</text:p>
            <text:p text:style-name="P11">MEDIUMRAPIDFIREBARRAGE</text:p>
            <text:p text:style-name="P11">RAPIDFIREBARRAGE</text:p>
            <text:p text:style-name="P11">HEAVYRAPIDFIREBARRAGE</text:p>
            <text:p text:style-name="P11">EXPERIMENTALRAPIDFIREBARRAGE</text:p>
          </table:table-cell>
          <table:table-cell table:style-name="Tabelle1.B19" office:value-type="string">
            <text:p text:style-name="P16">A stationary Air Dummy Unit which fires Artillery Projectiles <text:span text:style-name="T6">with an High Rate of Fire </text:span>on enemy Units which are already in or enter their Range. Th<text:span text:style-name="T5">is</text:span> Air Unit disappear after a while automatically. 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>METEORSHOWER</text:p>
          </table:table-cell>
          <table:table-cell table:style-name="Tabelle1.B21" office:value-type="string">
            <text:p text:style-name="P16">A stationary Air Dummy Unit which fires <text:span text:style-name="T7">a single or a swarm of Meteors</text:span><text:span text:style-name="T6"> </text:span>on enemy Units which are already in or enter their Range. Th<text:span text:style-name="T5">is</text:span> Air Unit disappear after a while automatically. <text:span text:style-name="T7">These units are currently not callab</text:span><text:span text:style-name="T8">l</text:span><text:span text:style-name="T7">e from the Fire Support Manager but will </text:span><text:span text:style-name="T9">be added to it in the future.</text:span></text:p>
          </table:table-cell>
        </table:table-row>
        <table:table-row table:style-name="Tabelle1.1">
          <table:table-cell table:style-name="Tabelle1.A2" office:value-type="string">
            <text:p text:style-name="P11">LIGHTSPECIALARTILLERYBARRAGE</text:p>
            <text:p text:style-name="P11">MEDIUMSPECIALARTILLERYBARRAGE</text:p>
            <text:p text:style-name="P11">SPECIALARTILLERYBARRAGE</text:p>
            <text:p text:style-name="P11">HEAVYSPECIALARTILLERYBARRAGE</text:p>
            <text:p text:style-name="P11">EXPERIMENTALSPECIALARTILLERYBARRAGE</text:p>
          </table:table-cell>
          <table:table-cell table:style-name="Tabelle1.B22" office:value-type="string">
            <text:p text:style-name="P17">A stationary Air Dummy Unit which fires <text:span text:style-name="T10">special </text:span>Projectiles on enemy Units which are already in or enter their Range. Th<text:span text:style-name="T5">is</text:span> Air Unit disappear after a while automatically. 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B23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1">PYROCLASTICFLOW</text:p>
          </table:table-cell>
          <table:table-cell table:style-name="Tabelle1.B24" office:value-type="string">
            <text:p text:style-name="P20">A selectable fast mobile Dummy Land Unit which generates an Smoke Screen to damage all Land Units or Structures in tits Range. It will appear on Volcanos in the future</text:p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B23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20"/>
          </table:table-cell>
        </table:table-row>
        <text:soft-page-break/>
        <table:table-row table:style-name="Tabelle1.1">
          <table:table-cell table:style-name="Tabelle1.A3" office:value-type="string">
            <text:p text:style-name="P11">SNOWSTORM</text:p>
          </table:table-cell>
          <table:table-cell table:style-name="Tabelle1.B27" office:value-type="string">
            <text:p text:style-name="P18">A <text:span text:style-name="T4">movable</text:span> Air Dummy Unit which <text:span text:style-name="T13">generates an large Snow Storm Cloud over its Location and creates a large Snow/Ice Decal on the Ground. </text:span>Th<text:span text:style-name="T5">is</text:span> Air Unit disappear after a while automatically. <text:s/>Th<text:span text:style-name="T5">is</text:span> Air Unit disappear after a while automatically. <text:span text:style-name="T13">It is currently not callable by the Fire Support Manager and still in Development.<text:line-break/></text:span></text:p>
            <text:p text:style-name="P14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>THUNDERSTORM</text:p>
          </table:table-cell>
          <table:table-cell table:style-name="Tabelle1.B29" office:value-type="string">
            <text:p text:style-name="P18">A <text:span text:style-name="T4">movable</text:span> Air Dummy Unit, which <text:span text:style-name="T13">generates an large Thunderstorm Cloud over its Location and creates several Random generated Lighning Strikes on some Locations which can Damage Units. <text:line-break/>A light Rain Effect is included. </text:span>Th<text:span text:style-name="T5">is</text:span> Air Unit disappear after a while automatically. Th<text:span text:style-name="T5">is</text:span> Air Unit disappear after a while automatically. <text:span text:style-name="T13">It is currently not callable by the Fire Support Manager and still in Development.</text:span></text:p>
            <text:p text:style-name="P14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>ACIDRAINSTORM</text:p>
          </table:table-cell>
          <table:table-cell table:style-name="Tabelle1.B31" office:value-type="string">
            <text:p text:style-name="P18">A <text:span text:style-name="T4">movable</text:span> Air Dummy Unit, which <text:span text:style-name="T13">generates an large Thunderstorm Cloud over its Location. It generates Acid Rain which Damage Units over the Time. </text:span>Th<text:span text:style-name="T5">is</text:span> Air Unit disappear after a while automatically. <text:span text:style-name="T13">It is currently not callable by the Fire Support Manager and still in Development.<text:line-break/></text:span></text:p>
            <text:p text:style-name="P14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>EF3TORNADOSUPERCELL</text:p>
          </table:table-cell>
          <table:table-cell table:style-name="Tabelle1.B33" office:value-type="string">
            <text:p text:style-name="P18">A <text:span text:style-name="T4">movable</text:span> Air Dummy Unit, which <text:span text:style-name="T13">generates an large Thunderstorm Cloud over its Location and creates several Random generated Lighning Strikes on some Locations which can Damage Units. <text:line-break/>A light Rain Effect is included. </text:span><text:span text:style-name="T14">Addionally this Unit creates an EF3 Tornado in its Center which works similar like an Beam. </text:span>Th<text:span text:style-name="T5">is</text:span> Air Unit disappear after a while automatically. Th<text:span text:style-name="T5">is</text:span> Air Unit disappear after a while automatically. <text:span text:style-name="T13">It is currently not callable by the Fire Support Manager and still in Development.</text:span></text:p>
            <text:p text:style-name="P14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2">EF<text:span text:style-name="T12">5</text:span>TORNADOSUPERCELL</text:p>
          </table:table-cell>
          <table:table-cell table:style-name="Tabelle1.B35" office:value-type="string">
            <text:p text:style-name="P18">A <text:span text:style-name="T4">movable</text:span> Air Dummy Unit, which <text:span text:style-name="T13">generates an large Thunderstorm Cloud over its Location and creates several Random generated Lighning Strikes on some Locations which can Damage Units. <text:line-break/>A light Rain Effect is included. </text:span><text:span text:style-name="T14">Addionally this Unit creates an large EF5 Tornado in its Center which works similar like an Beam. </text:span>Th<text:span text:style-name="T5">is</text:span> Air Unit disappear after a while automatically. Th<text:span text:style-name="T5">is</text:span> Air Unit disappear after a while automatically. <text:span text:style-name="T13">It is currently not callable by the Fire Support Manager and still in Development.</text:span></text:p>
            <text:p text:style-name="P14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>DROPTURRET</text:p>
          </table:table-cell>
          <table:table-cell table:style-name="Tabelle1.B37" office:value-type="string">
            <text:p text:style-name="P16"><text:span text:style-name="T15">Cybran Only:<text:line-break/></text:span>A stationary Air Dummy Unit which fires <text:span text:style-name="T15">a special Drop Capsule</text:span> <text:span text:style-name="T15">on an Location in its Range. It will unleash an Drop Turret on Impact. </text:span>Th<text:span text:style-name="T5">is</text:span> Air Unit disappear after a while automatically. <text:line-break/><text:line-break/><text:span text:style-name="T15">The other 3 factions are using different Mechanics to spawn thier Drop Turrets. But the one for the UEF is more </text:span><text:span text:style-name="T17">relevant for this List</text:span><text:span text:style-name="T16"> </text:span><text:span text:style-name="T15">compared to the </text:span><text:span text:style-name="T16">one of the </text:span><text:span text:style-name="T15">Aeon and Seraphim.</text:span>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>DROPSUPPLYDEVICE</text:p>
          </table:table-cell>
          <table:table-cell table:style-name="Tabelle1.B39" office:value-type="string">
            <text:p text:style-name="P19"><text:span text:style-name="T15">Cybran Only:<text:line-break/></text:span>A stationary Air Dummy Unit which fires <text:span text:style-name="T15">a special Drop Capsule</text:span> <text:span text:style-name="T15">on an Location in its Range. It will unleash an Drop Supply Station on Impact. </text:span>Th<text:span text:style-name="T5">is</text:span> Air Unit disappear after a while automatically. <text:line-break/><text:line-break/><text:span text:style-name="T15">The other 3 factions are using different Mechanics to spawn thier Drop Turrets. But the one for the UEF is more </text:span><text:span text:style-name="T17">relevant for this List </text:span><text:span text:style-name="T15">compared to the </text:span><text:span text:style-name="T16">one of the </text:span><text:span text:style-name="T15">Aeon and Seraphim.</text:span></text:p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B23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B23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able:table-row table:style-name="Tabelle1.1">
          <table:table-cell table:style-name="Tabelle1.A3" office:value-type="string">
            <text:p text:style-name="P11"/>
          </table:table-cell>
          <table:table-cell table:style-name="Tabelle1.B23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1"/>
          </table:table-cell>
          <table:table-cell table:style-name="Tabelle1.B2">
            <text:p text:style-name="P11"/>
          </table:table-cell>
        </table:table-row>
        <text:soft-page-break/>
        <table:table-row>
          <table:table-cell table:style-name="Tabelle1.A47" office:value-type="string">
            <text:p text:style-name="P10"/>
          </table:table-cell>
          <table:table-cell table:style-name="Tabelle1.B47">
            <text:p text:style-name="P10"/>
          </table:table-cell>
        </table:table-row>
      </table:table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2:39:56.032000000</meta:creation-date>
    <meta:generator>LibreOffice/7.5.5.2$Windows_X86_64 LibreOffice_project/ca8fe7424262805f223b9a2334bc7181abbcbf5e</meta:generator>
    <dc:date>2025-01-18T14:05:50</dc:date>
    <meta:editing-duration>PT1H22M55S</meta:editing-duration>
    <meta:editing-cycles>23</meta:editing-cycles>
    <meta:document-statistic meta:table-count="1" meta:image-count="0" meta:object-count="0" meta:page-count="3" meta:paragraph-count="65" meta:word-count="953" meta:character-count="6157" meta:non-whitespace-character-count="5248"/>
  </office:meta>
</office:document-meta>
</file>